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4.3579in" svg:y="0.5752in">
            <draw:object draw:notify-on-update-of-ranges="Sheet1.A1:Sheet1.A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0.8075in" svg:y="0.6799in">
            <draw:object draw:notify-on-update-of-ranges="Sheet1.B1:Sheet1.B7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4.3469in" svg:y="4.4654in">
            <draw:object draw:notify-on-update-of-ranges="Sheet1.C1:Sheet1.C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53in" svg:x="10.9484in" svg:y="4.1933in">
            <draw:object draw:notify-on-update-of-ranges="Sheet1.D1:Sheet1.D7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9.09755706787109" calcext:value-type="float">
            <text:p>9.09755706787109</text:p>
          </table:table-cell>
          <table:table-cell office:value-type="float" office:value="0" calcext:value-type="float">
            <text:p>0</text:p>
          </table:table-cell>
          <table:table-cell office:value-type="float" office:value="4.40466690063477" calcext:value-type="float">
            <text:p>4.40466690063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524328231812" calcext:value-type="float">
            <text:p>4.52524328231812</text:p>
          </table:table-cell>
          <table:table-cell office:value-type="float" office:value="25" calcext:value-type="float">
            <text:p>25</text:p>
          </table:table-cell>
          <table:table-cell office:value-type="float" office:value="3.13806843757629" calcext:value-type="float">
            <text:p>3.138068437576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.96332836151123" calcext:value-type="float">
            <text:p>4.96332836151123</text:p>
          </table:table-cell>
          <table:table-cell office:value-type="float" office:value="25" calcext:value-type="float">
            <text:p>25</text:p>
          </table:table-cell>
          <table:table-cell office:value-type="float" office:value="5.02264976501465" calcext:value-type="float">
            <text:p>5.022649765014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.35343360900879" calcext:value-type="float">
            <text:p>3.35343360900879</text:p>
          </table:table-cell>
          <table:table-cell office:value-type="float" office:value="0" calcext:value-type="float">
            <text:p>0</text:p>
          </table:table-cell>
          <table:table-cell office:value-type="float" office:value="5.59537696838379" calcext:value-type="float">
            <text:p>5.59537696838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830386161804" calcext:value-type="float">
            <text:p>1.52830386161804</text:p>
          </table:table-cell>
          <table:table-cell office:value-type="float" office:value="12.5" calcext:value-type="float">
            <text:p>12.5</text:p>
          </table:table-cell>
          <table:table-cell office:value-type="float" office:value="3.03256797790527" calcext:value-type="float">
            <text:p>3.03256797790527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5.89608716964722" calcext:value-type="float">
            <text:p>5.89608716964722</text:p>
          </table:table-cell>
          <table:table-cell office:value-type="float" office:value="0" calcext:value-type="float">
            <text:p>0</text:p>
          </table:table-cell>
          <table:table-cell office:value-type="float" office:value="10.0216617584229" calcext:value-type="float">
            <text:p>10.0216617584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947731971741" calcext:value-type="float">
            <text:p>1.06947731971741</text:p>
          </table:table-cell>
          <table:table-cell office:value-type="float" office:value="25" calcext:value-type="float">
            <text:p>25</text:p>
          </table:table-cell>
          <table:table-cell office:value-type="float" office:value="3.81429266929626" calcext:value-type="float">
            <text:p>3.814292669296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.89304161071777" calcext:value-type="float">
            <text:p>3.89304161071777</text:p>
          </table:table-cell>
          <table:table-cell office:value-type="float" office:value="0" calcext:value-type="float">
            <text:p>0</text:p>
          </table:table-cell>
          <table:table-cell office:value-type="float" office:value="5.71083927154541" calcext:value-type="float">
            <text:p>5.71083927154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738184928894" calcext:value-type="float">
            <text:p>3.07738184928894</text:p>
          </table:table-cell>
          <table:table-cell office:value-type="float" office:value="0" calcext:value-type="float">
            <text:p>0</text:p>
          </table:table-cell>
          <table:table-cell office:value-type="float" office:value="9.52248764038086" calcext:value-type="float">
            <text:p>9.52248764038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9357929229736" calcext:value-type="float">
            <text:p>8.09357929229736</text:p>
          </table:table-cell>
          <table:table-cell office:value-type="float" office:value="0" calcext:value-type="float">
            <text:p>0</text:p>
          </table:table-cell>
          <table:table-cell office:value-type="float" office:value="7.14642524719238" calcext:value-type="float">
            <text:p>7.14642524719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564266204834" calcext:value-type="float">
            <text:p>4.24564266204834</text:p>
          </table:table-cell>
          <table:table-cell office:value-type="float" office:value="12.5" calcext:value-type="float">
            <text:p>12.5</text:p>
          </table:table-cell>
          <table:table-cell office:value-type="float" office:value="5.15787124633789" calcext:value-type="float">
            <text:p>5.15787124633789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3.62059879302979" calcext:value-type="float">
            <text:p>3.62059879302979</text:p>
          </table:table-cell>
          <table:table-cell office:value-type="float" office:value="0" calcext:value-type="float">
            <text:p>0</text:p>
          </table:table-cell>
          <table:table-cell office:value-type="float" office:value="4.71082592010498" calcext:value-type="float">
            <text:p>4.71082592010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444920539856" calcext:value-type="float">
            <text:p>3.92444920539856</text:p>
          </table:table-cell>
          <table:table-cell office:value-type="float" office:value="0" calcext:value-type="float">
            <text:p>0</text:p>
          </table:table-cell>
          <table:table-cell office:value-type="float" office:value="2.48764777183533" calcext:value-type="float">
            <text:p>2.48764777183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5445976257324" calcext:value-type="float">
            <text:p>5.85445976257324</text:p>
          </table:table-cell>
          <table:table-cell office:value-type="float" office:value="0" calcext:value-type="float">
            <text:p>0</text:p>
          </table:table-cell>
          <table:table-cell office:value-type="float" office:value="3.83974695205688" calcext:value-type="float">
            <text:p>3.83974695205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3452301025391" calcext:value-type="float">
            <text:p>6.53452301025391</text:p>
          </table:table-cell>
          <table:table-cell office:value-type="float" office:value="0" calcext:value-type="float">
            <text:p>0</text:p>
          </table:table-cell>
          <table:table-cell office:value-type="float" office:value="8.11566352844238" calcext:value-type="float">
            <text:p>8.11566352844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933020591736" calcext:value-type="float">
            <text:p>1.57933020591736</text:p>
          </table:table-cell>
          <table:table-cell office:value-type="float" office:value="0" calcext:value-type="float">
            <text:p>0</text:p>
          </table:table-cell>
          <table:table-cell office:value-type="float" office:value="3.62828469276428" calcext:value-type="float">
            <text:p>3.62828469276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846418380737" calcext:value-type="float">
            <text:p>2.41846418380737</text:p>
          </table:table-cell>
          <table:table-cell office:value-type="float" office:value="0" calcext:value-type="float">
            <text:p>0</text:p>
          </table:table-cell>
          <table:table-cell office:value-type="float" office:value="2.9497549533844" calcext:value-type="float">
            <text:p>2.9497549533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231834411621" calcext:value-type="float">
            <text:p>2.54231834411621</text:p>
          </table:table-cell>
          <table:table-cell office:value-type="float" office:value="0" calcext:value-type="float">
            <text:p>0</text:p>
          </table:table-cell>
          <table:table-cell office:value-type="float" office:value="7.9243688583374" calcext:value-type="float">
            <text:p>7.9243688583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1763381958008" calcext:value-type="float">
            <text:p>6.61763381958008</text:p>
          </table:table-cell>
          <table:table-cell office:value-type="float" office:value="0" calcext:value-type="float">
            <text:p>0</text:p>
          </table:table-cell>
          <table:table-cell office:value-type="float" office:value="9.56263256072998" calcext:value-type="float">
            <text:p>9.56263256072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306126594543" calcext:value-type="float">
            <text:p>2.53306126594543</text:p>
          </table:table-cell>
          <table:table-cell office:value-type="float" office:value="0" calcext:value-type="float">
            <text:p>0</text:p>
          </table:table-cell>
          <table:table-cell office:value-type="float" office:value="9.08977794647217" calcext:value-type="float">
            <text:p>9.0897779464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3414001464844" calcext:value-type="float">
            <text:p>7.63414001464844</text:p>
          </table:table-cell>
          <table:table-cell office:value-type="float" office:value="0" calcext:value-type="float">
            <text:p>0</text:p>
          </table:table-cell>
          <table:table-cell office:value-type="float" office:value="6.82100582122803" calcext:value-type="float">
            <text:p>6.82100582122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0332298278809" calcext:value-type="float">
            <text:p>6.10332298278809</text:p>
          </table:table-cell>
          <table:table-cell office:value-type="float" office:value="0" calcext:value-type="float">
            <text:p>0</text:p>
          </table:table-cell>
          <table:table-cell office:value-type="float" office:value="7.19520425796509" calcext:value-type="float">
            <text:p>7.19520425796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1685352325439" calcext:value-type="float">
            <text:p>4.31685352325439</text:p>
          </table:table-cell>
          <table:table-cell office:value-type="float" office:value="12.5" calcext:value-type="float">
            <text:p>12.5</text:p>
          </table:table-cell>
          <table:table-cell office:value-type="float" office:value="4.30649709701538" calcext:value-type="float">
            <text:p>4.30649709701538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7.0326623916626" calcext:value-type="float">
            <text:p>7.0326623916626</text:p>
          </table:table-cell>
          <table:table-cell office:value-type="float" office:value="0" calcext:value-type="float">
            <text:p>0</text:p>
          </table:table-cell>
          <table:table-cell office:value-type="float" office:value="1.97623205184937" calcext:value-type="float">
            <text:p>1.97623205184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8005962371826" calcext:value-type="float">
            <text:p>6.98005962371826</text:p>
          </table:table-cell>
          <table:table-cell office:value-type="float" office:value="0" calcext:value-type="float">
            <text:p>0</text:p>
          </table:table-cell>
          <table:table-cell office:value-type="float" office:value="1.36569225788116" calcext:value-type="float">
            <text:p>1.36569225788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272975921631" calcext:value-type="float">
            <text:p>2.64272975921631</text:p>
          </table:table-cell>
          <table:table-cell office:value-type="float" office:value="0" calcext:value-type="float">
            <text:p>0</text:p>
          </table:table-cell>
          <table:table-cell office:value-type="float" office:value="8.45260524749756" calcext:value-type="float">
            <text:p>8.45260524749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043628692627" calcext:value-type="float">
            <text:p>6.2043628692627</text:p>
          </table:table-cell>
          <table:table-cell office:value-type="float" office:value="0" calcext:value-type="float">
            <text:p>0</text:p>
          </table:table-cell>
          <table:table-cell office:value-type="float" office:value="5.04174470901489" calcext:value-type="float">
            <text:p>5.04174470901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5244250297546" calcext:value-type="float">
            <text:p>-1.35244250297546</text:p>
          </table:table-cell>
          <table:table-cell office:value-type="float" office:value="0" calcext:value-type="float">
            <text:p>0</text:p>
          </table:table-cell>
          <table:table-cell office:value-type="float" office:value="3.12301898002625" calcext:value-type="float">
            <text:p>3.1230189800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6355476379395" calcext:value-type="float">
            <text:p>8.56355476379395</text:p>
          </table:table-cell>
          <table:table-cell office:value-type="float" office:value="0" calcext:value-type="float">
            <text:p>0</text:p>
          </table:table-cell>
          <table:table-cell office:value-type="float" office:value="5.51898002624512" calcext:value-type="float">
            <text:p>5.51898002624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6675891876221" calcext:value-type="float">
            <text:p>6.76675891876221</text:p>
          </table:table-cell>
          <table:table-cell office:value-type="float" office:value="0" calcext:value-type="float">
            <text:p>0</text:p>
          </table:table-cell>
          <table:table-cell office:value-type="float" office:value="5.96350860595703" calcext:value-type="float">
            <text:p>5.96350860595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9412984848022" calcext:value-type="float">
            <text:p>5.29412984848022</text:p>
          </table:table-cell>
          <table:table-cell office:value-type="float" office:value="0" calcext:value-type="float">
            <text:p>0</text:p>
          </table:table-cell>
          <table:table-cell office:value-type="float" office:value="3.08313369750977" calcext:value-type="float">
            <text:p>3.083133697509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.96335935592651" calcext:value-type="float">
            <text:p>4.96335935592651</text:p>
          </table:table-cell>
          <table:table-cell office:value-type="float" office:value="0" calcext:value-type="float">
            <text:p>0</text:p>
          </table:table-cell>
          <table:table-cell office:value-type="float" office:value="4.38062572479248" calcext:value-type="float">
            <text:p>4.38062572479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283113479614" calcext:value-type="float">
            <text:p>3.34283113479614</text:p>
          </table:table-cell>
          <table:table-cell office:value-type="float" office:value="0" calcext:value-type="float">
            <text:p>0</text:p>
          </table:table-cell>
          <table:table-cell office:value-type="float" office:value="8.73388385772705" calcext:value-type="float">
            <text:p>8.73388385772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2722897529602" calcext:value-type="float">
            <text:p>-3.62722897529602</text:p>
          </table:table-cell>
          <table:table-cell office:value-type="float" office:value="100" calcext:value-type="float">
            <text:p>100</text:p>
          </table:table-cell>
          <table:table-cell office:value-type="float" office:value="4.59643268585205" calcext:value-type="float">
            <text:p>4.59643268585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1352739334106" calcext:value-type="float">
            <text:p>0.301352739334106</text:p>
          </table:table-cell>
          <table:table-cell office:value-type="float" office:value="100" calcext:value-type="float">
            <text:p>100</text:p>
          </table:table-cell>
          <table:table-cell office:value-type="float" office:value="-0.514314889907837" calcext:value-type="float">
            <text:p>-0.5143148899078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2.10131645202637" calcext:value-type="float">
            <text:p>-2.10131645202637</text:p>
          </table:table-cell>
          <table:table-cell office:value-type="float" office:value="100" calcext:value-type="float">
            <text:p>100</text:p>
          </table:table-cell>
          <table:table-cell office:value-type="float" office:value="7.04645538330078" calcext:value-type="float">
            <text:p>7.04645538330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127581596375" calcext:value-type="float">
            <text:p>3.96127581596375</text:p>
          </table:table-cell>
          <table:table-cell office:value-type="float" office:value="0" calcext:value-type="float">
            <text:p>0</text:p>
          </table:table-cell>
          <table:table-cell office:value-type="float" office:value="0.601945638656616" calcext:value-type="float">
            <text:p>0.601945638656616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5.01234769821167" calcext:value-type="float">
            <text:p>5.01234769821167</text:p>
          </table:table-cell>
          <table:table-cell office:value-type="float" office:value="0" calcext:value-type="float">
            <text:p>0</text:p>
          </table:table-cell>
          <table:table-cell office:value-type="float" office:value="-3.15239334106445" calcext:value-type="float">
            <text:p>-3.152393341064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.25300598144531" calcext:value-type="float">
            <text:p>7.25300598144531</text:p>
          </table:table-cell>
          <table:table-cell office:value-type="float" office:value="0" calcext:value-type="float">
            <text:p>0</text:p>
          </table:table-cell>
          <table:table-cell office:value-type="float" office:value="-4.0678858757019" calcext:value-type="float">
            <text:p>-4.06788587570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2.52724742889404" calcext:value-type="float">
            <text:p>-2.52724742889404</text:p>
          </table:table-cell>
          <table:table-cell office:value-type="float" office:value="87.5" calcext:value-type="float">
            <text:p>87.5</text:p>
          </table:table-cell>
          <table:table-cell office:value-type="float" office:value="-0.293621063232422" calcext:value-type="float">
            <text:p>-0.29362106323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37512397766113" calcext:value-type="float">
            <text:p>-2.37512397766113</text:p>
          </table:table-cell>
          <table:table-cell office:value-type="float" office:value="100" calcext:value-type="float">
            <text:p>100</text:p>
          </table:table-cell>
          <table:table-cell office:value-type="float" office:value="3.90493559837341" calcext:value-type="float">
            <text:p>3.90493559837341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-2.56846404075623" calcext:value-type="float">
            <text:p>-2.56846404075623</text:p>
          </table:table-cell>
          <table:table-cell office:value-type="float" office:value="100" calcext:value-type="float">
            <text:p>100</text:p>
          </table:table-cell>
          <table:table-cell office:value-type="float" office:value="-0.0670381784439087" calcext:value-type="float">
            <text:p>-0.0670381784439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.2474319934845" calcext:value-type="float">
            <text:p>3.2474319934845</text:p>
          </table:table-cell>
          <table:table-cell office:value-type="float" office:value="100" calcext:value-type="float">
            <text:p>100</text:p>
          </table:table-cell>
          <table:table-cell office:value-type="float" office:value="-2.90275883674622" calcext:value-type="float">
            <text:p>-2.902758836746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.37406492233276" calcext:value-type="float">
            <text:p>3.37406492233276</text:p>
          </table:table-cell>
          <table:table-cell office:value-type="float" office:value="100" calcext:value-type="float">
            <text:p>100</text:p>
          </table:table-cell>
          <table:table-cell office:value-type="float" office:value="1.33032417297363" calcext:value-type="float">
            <text:p>1.330324172973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485947966575623" calcext:value-type="float">
            <text:p>0.485947966575623</text:p>
          </table:table-cell>
          <table:table-cell office:value-type="float" office:value="100" calcext:value-type="float">
            <text:p>100</text:p>
          </table:table-cell>
          <table:table-cell office:value-type="float" office:value="1.93613183498383" calcext:value-type="float">
            <text:p>1.936131834983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40488767623901" calcext:value-type="float">
            <text:p>1.40488767623901</text:p>
          </table:table-cell>
          <table:table-cell office:value-type="float" office:value="100" calcext:value-type="float">
            <text:p>100</text:p>
          </table:table-cell>
          <table:table-cell office:value-type="float" office:value="3.68230199813843" calcext:value-type="float">
            <text:p>3.682301998138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3.50318098068237" calcext:value-type="float">
            <text:p>-3.50318098068237</text:p>
          </table:table-cell>
          <table:table-cell office:value-type="float" office:value="100" calcext:value-type="float">
            <text:p>100</text:p>
          </table:table-cell>
          <table:table-cell office:value-type="float" office:value="-3.01873970031738" calcext:value-type="float">
            <text:p>-3.018739700317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0.313130855560303" calcext:value-type="float">
            <text:p>-0.313130855560303</text:p>
          </table:table-cell>
          <table:table-cell office:value-type="float" office:value="100" calcext:value-type="float">
            <text:p>100</text:p>
          </table:table-cell>
          <table:table-cell office:value-type="float" office:value="-0.769787907600403" calcext:value-type="float">
            <text:p>-0.7697879076004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5.10918712615967" calcext:value-type="float">
            <text:p>-5.10918712615967</text:p>
          </table:table-cell>
          <table:table-cell office:value-type="float" office:value="100" calcext:value-type="float">
            <text:p>100</text:p>
          </table:table-cell>
          <table:table-cell office:value-type="float" office:value="2.95277976989746" calcext:value-type="float">
            <text:p>2.952779769897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.63545036315918" calcext:value-type="float">
            <text:p>3.63545036315918</text:p>
          </table:table-cell>
          <table:table-cell office:value-type="float" office:value="100" calcext:value-type="float">
            <text:p>100</text:p>
          </table:table-cell>
          <table:table-cell office:value-type="float" office:value="-6.1067533493042" calcext:value-type="float">
            <text:p>-6.10675334930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.41829681396484" calcext:value-type="float">
            <text:p>3.41829681396484</text:p>
          </table:table-cell>
          <table:table-cell office:value-type="float" office:value="100" calcext:value-type="float">
            <text:p>100</text:p>
          </table:table-cell>
          <table:table-cell office:value-type="float" office:value="-0.109357357025146" calcext:value-type="float">
            <text:p>-0.1093573570251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3.62795782089233" calcext:value-type="float">
            <text:p>-3.62795782089233</text:p>
          </table:table-cell>
          <table:table-cell office:value-type="float" office:value="100" calcext:value-type="float">
            <text:p>100</text:p>
          </table:table-cell>
          <table:table-cell office:value-type="float" office:value="-0.268258690834045" calcext:value-type="float">
            <text:p>-0.2682586908340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3.00430679321289" calcext:value-type="float">
            <text:p>-3.00430679321289</text:p>
          </table:table-cell>
          <table:table-cell office:value-type="float" office:value="100" calcext:value-type="float">
            <text:p>100</text:p>
          </table:table-cell>
          <table:table-cell office:value-type="float" office:value="-2.07998251914978" calcext:value-type="float">
            <text:p>-2.079982519149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0.662866592407227" calcext:value-type="float">
            <text:p>-0.662866592407227</text:p>
          </table:table-cell>
          <table:table-cell office:value-type="float" office:value="100" calcext:value-type="float">
            <text:p>100</text:p>
          </table:table-cell>
          <table:table-cell office:value-type="float" office:value="-3.86919975280762" calcext:value-type="float">
            <text:p>-3.869199752807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0.181207537651062" calcext:value-type="float">
            <text:p>-0.181207537651062</text:p>
          </table:table-cell>
          <table:table-cell office:value-type="float" office:value="100" calcext:value-type="float">
            <text:p>100</text:p>
          </table:table-cell>
          <table:table-cell office:value-type="float" office:value="-3.2931342124939" calcext:value-type="float">
            <text:p>-3.29313421249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.47723650932312" calcext:value-type="float">
            <text:p>2.47723650932312</text:p>
          </table:table-cell>
          <table:table-cell office:value-type="float" office:value="100" calcext:value-type="float">
            <text:p>100</text:p>
          </table:table-cell>
          <table:table-cell office:value-type="float" office:value="-0.279744625091553" calcext:value-type="float">
            <text:p>-0.2797446250915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3.63852763175964" calcext:value-type="float">
            <text:p>-3.63852763175964</text:p>
          </table:table-cell>
          <table:table-cell office:value-type="float" office:value="100" calcext:value-type="float">
            <text:p>100</text:p>
          </table:table-cell>
          <table:table-cell office:value-type="float" office:value="-1.2871116399765" calcext:value-type="float">
            <text:p>-1.28711163997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96265411376953" calcext:value-type="float">
            <text:p>1.96265411376953</text:p>
          </table:table-cell>
          <table:table-cell office:value-type="float" office:value="100" calcext:value-type="float">
            <text:p>100</text:p>
          </table:table-cell>
          <table:table-cell office:value-type="float" office:value="-7.99323558807373" calcext:value-type="float">
            <text:p>-7.993235588073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86488962173462" calcext:value-type="float">
            <text:p>1.86488962173462</text:p>
          </table:table-cell>
          <table:table-cell office:value-type="float" office:value="100" calcext:value-type="float">
            <text:p>100</text:p>
          </table:table-cell>
          <table:table-cell office:value-type="float" office:value="-2.46156167984009" calcext:value-type="float">
            <text:p>-2.461561679840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.05551195144653" calcext:value-type="float">
            <text:p>3.05551195144653</text:p>
          </table:table-cell>
          <table:table-cell office:value-type="float" office:value="100" calcext:value-type="float">
            <text:p>100</text:p>
          </table:table-cell>
          <table:table-cell office:value-type="float" office:value="-1.44005656242371" calcext:value-type="float">
            <text:p>-1.440056562423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4.35991477966309" calcext:value-type="float">
            <text:p>-4.35991477966309</text:p>
          </table:table-cell>
          <table:table-cell office:value-type="float" office:value="100" calcext:value-type="float">
            <text:p>100</text:p>
          </table:table-cell>
          <table:table-cell office:value-type="float" office:value="-1.28933608531952" calcext:value-type="float">
            <text:p>-1.289336085319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.52515983581543" calcext:value-type="float">
            <text:p>8.52515983581543</text:p>
          </table:table-cell>
          <table:table-cell office:value-type="float" office:value="100" calcext:value-type="float">
            <text:p>100</text:p>
          </table:table-cell>
          <table:table-cell office:value-type="float" office:value="-0.789527416229248" calcext:value-type="float">
            <text:p>-0.7895274162292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1.83411002159119" calcext:value-type="float">
            <text:p>-1.83411002159119</text:p>
          </table:table-cell>
          <table:table-cell office:value-type="float" office:value="100" calcext:value-type="float">
            <text:p>100</text:p>
          </table:table-cell>
          <table:table-cell office:value-type="float" office:value="-4.06566905975342" calcext:value-type="float">
            <text:p>-4.065669059753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.23120069503784" calcext:value-type="float">
            <text:p>4.23120069503784</text:p>
          </table:table-cell>
          <table:table-cell office:value-type="float" office:value="100" calcext:value-type="float">
            <text:p>100</text:p>
          </table:table-cell>
          <table:table-cell office:value-type="float" office:value="0.565679430961609" calcext:value-type="float">
            <text:p>0.5656794309616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64050054550171" calcext:value-type="float">
            <text:p>0.964050054550171</text:p>
          </table:table-cell>
          <table:table-cell office:value-type="float" office:value="100" calcext:value-type="float">
            <text:p>100</text:p>
          </table:table-cell>
          <table:table-cell office:value-type="float" office:value="-7.12860774993897" calcext:value-type="float">
            <text:p>-7.128607749938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3.20073676109314" calcext:value-type="float">
            <text:p>-3.20073676109314</text:p>
          </table:table-cell>
          <table:table-cell office:value-type="float" office:value="100" calcext:value-type="float">
            <text:p>100</text:p>
          </table:table-cell>
          <table:table-cell office:value-type="float" office:value="-3.20515012741089" calcext:value-type="float">
            <text:p>-3.205150127410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1.8446569442749" calcext:value-type="float">
            <text:p>-1.8446569442749</text:p>
          </table:table-cell>
          <table:table-cell office:value-type="float" office:value="100" calcext:value-type="float">
            <text:p>100</text:p>
          </table:table-cell>
          <table:table-cell office:value-type="float" office:value="1.00253772735596" calcext:value-type="float">
            <text:p>1.002537727355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3.18767547607422" calcext:value-type="float">
            <text:p>-3.18767547607422</text:p>
          </table:table-cell>
          <table:table-cell office:value-type="float" office:value="100" calcext:value-type="float">
            <text:p>100</text:p>
          </table:table-cell>
          <table:table-cell office:value-type="float" office:value="-0.187456250190735" calcext:value-type="float">
            <text:p>-0.1874562501907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5.66712045669556" calcext:value-type="float">
            <text:p>-5.66712045669556</text:p>
          </table:table-cell>
          <table:table-cell office:value-type="float" office:value="100" calcext:value-type="float">
            <text:p>100</text:p>
          </table:table-cell>
          <table:table-cell office:value-type="float" office:value="-3.67786288261414" calcext:value-type="float">
            <text:p>-3.677862882614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1.14586913585663" calcext:value-type="float">
            <text:p>-1.14586913585663</text:p>
          </table:table-cell>
          <table:table-cell office:value-type="float" office:value="100" calcext:value-type="float">
            <text:p>100</text:p>
          </table:table-cell>
          <table:table-cell office:value-type="float" office:value="-5.70031356811523" calcext:value-type="float">
            <text:p>-5.700313568115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.36881685256958" calcext:value-type="float">
            <text:p>4.36881685256958</text:p>
          </table:table-cell>
          <table:table-cell office:value-type="float" office:value="100" calcext:value-type="float">
            <text:p>100</text:p>
          </table:table-cell>
          <table:table-cell office:value-type="float" office:value="-3.83062028884888" calcext:value-type="float">
            <text:p>-3.830620288848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.85275745391846" calcext:value-type="float">
            <text:p>6.85275745391846</text:p>
          </table:table-cell>
          <table:table-cell office:value-type="float" office:value="100" calcext:value-type="float">
            <text:p>100</text:p>
          </table:table-cell>
          <table:table-cell office:value-type="float" office:value="-2.81295943260193" calcext:value-type="float">
            <text:p>-2.812959432601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164117097854614" calcext:value-type="float">
            <text:p>0.164117097854614</text:p>
          </table:table-cell>
          <table:table-cell office:value-type="float" office:value="100" calcext:value-type="float">
            <text:p>100</text:p>
          </table:table-cell>
          <table:table-cell office:value-type="float" office:value="-4.09483051300049" calcext:value-type="float">
            <text:p>-4.094830513000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04481291770935" calcext:value-type="float">
            <text:p>1.04481291770935</text:p>
          </table:table-cell>
          <table:table-cell office:value-type="float" office:value="100" calcext:value-type="float">
            <text:p>100</text:p>
          </table:table-cell>
          <table:table-cell office:value-type="float" office:value="-2.62839007377625" calcext:value-type="float">
            <text:p>-2.628390073776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2.97903394699097" calcext:value-type="float">
            <text:p>-2.97903394699097</text:p>
          </table:table-cell>
          <table:table-cell office:value-type="float" office:value="100" calcext:value-type="float">
            <text:p>100</text:p>
          </table:table-cell>
          <table:table-cell office:value-type="float" office:value="-0.681867599487305" calcext:value-type="float">
            <text:p>-0.6818675994873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0.792121767997742" calcext:value-type="float">
            <text:p>-0.792121767997742</text:p>
          </table:table-cell>
          <table:table-cell office:value-type="float" office:value="100" calcext:value-type="float">
            <text:p>100</text:p>
          </table:table-cell>
          <table:table-cell office:value-type="float" office:value="-4.00782489776611" calcext:value-type="float">
            <text:p>-4.007824897766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2.36566734313965" calcext:value-type="float">
            <text:p>-2.36566734313965</text:p>
          </table:table-cell>
          <table:table-cell office:value-type="float" office:value="100" calcext:value-type="float">
            <text:p>100</text:p>
          </table:table-cell>
          <table:table-cell office:value-type="float" office:value="-0.885348081588745" calcext:value-type="float">
            <text:p>-0.885348081588745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7:28:45.796437901</meta:creation-date>
    <dc:date>2022-01-14T07:53:32.667526710</dc:date>
    <meta:editing-duration>PT4M26S</meta:editing-duration>
    <meta:editing-cycles>1</meta:editing-cycles>
    <meta:document-statistic meta:table-count="1" meta:cell-count="308" meta:object-count="4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608cm" svg:y="4.203cm" style:legend-expansion="high" chart:style-name="ch2"/>
        <chart:plot-area chart:style-name="ch3" table:cell-range-address="Sheet1.A1:Sheet1.A77" chart:data-source-has-labels="row" svg:x="0.319cm" svg:y="0.18cm" svg:width="13.97cm" svg:height="8.645cm">
          <chartooo:coordinate-region svg:x="0.861cm" svg:y="0.379cm" svg:width="13.297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77" loext:label-string="loss" chart:class="chart:bar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09755706787109">
                <text:p>9.09755706787109</text:p>
                <draw:g>
                  <svg:desc>Sheet1.A1:Sheet1.A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2524328231812">
                <text:p>4.52524328231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332836151123">
                <text:p>4.96332836151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5343360900879">
                <text:p>3.35343360900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2830386161804">
                <text:p>1.52830386161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89608716964722">
                <text:p>5.89608716964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6947731971741">
                <text:p>1.06947731971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9304161071777">
                <text:p>3.89304161071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7738184928894">
                <text:p>3.077381849288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09357929229736">
                <text:p>8.09357929229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4564266204834">
                <text:p>4.245642662048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2059879302979">
                <text:p>3.620598793029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92444920539856">
                <text:p>3.92444920539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85445976257324">
                <text:p>5.854459762573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53452301025391">
                <text:p>6.534523010253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7933020591736">
                <text:p>1.57933020591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1846418380737">
                <text:p>2.41846418380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4231834411621">
                <text:p>2.542318344116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1763381958008">
                <text:p>6.61763381958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3306126594543">
                <text:p>2.533061265945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63414001464844">
                <text:p>7.634140014648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10332298278809">
                <text:p>6.103322982788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31685352325439">
                <text:p>4.316853523254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0326623916626">
                <text:p>7.0326623916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8005962371826">
                <text:p>6.980059623718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4272975921631">
                <text:p>2.642729759216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2043628692627">
                <text:p>6.20436286926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35244250297546">
                <text:p>-1.352442502975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56355476379395">
                <text:p>8.563554763793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76675891876221">
                <text:p>6.766758918762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29412984848022">
                <text:p>5.29412984848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96335935592651">
                <text:p>4.963359355926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4283113479614">
                <text:p>3.342831134796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62722897529602">
                <text:p>-3.627228975296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01352739334106">
                <text:p>0.3013527393341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10131645202637">
                <text:p>-2.101316452026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6127581596375">
                <text:p>3.96127581596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01234769821167">
                <text:p>5.012347698211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25300598144531">
                <text:p>7.253005981445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52724742889404">
                <text:p>-2.527247428894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.37512397766113">
                <text:p>-2.375123977661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56846404075623">
                <text:p>-2.568464040756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2474319934845">
                <text:p>3.24743199348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7406492233276">
                <text:p>3.374064922332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85947966575623">
                <text:p>0.4859479665756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0488767623901">
                <text:p>1.404887676239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50318098068237">
                <text:p>-3.50318098068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13130855560303">
                <text:p>-0.3131308555603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10918712615967">
                <text:p>-5.109187126159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63545036315918">
                <text:p>3.635450363159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41829681396484">
                <text:p>3.418296813964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62795782089233">
                <text:p>-3.627957820892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00430679321289">
                <text:p>-3.004306793212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662866592407227">
                <text:p>-0.6628665924072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81207537651062">
                <text:p>-0.1812075376510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47723650932312">
                <text:p>2.477236509323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.63852763175964">
                <text:p>-3.638527631759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6265411376953">
                <text:p>1.962654113769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6488962173462">
                <text:p>1.864889621734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05551195144653">
                <text:p>3.055511951446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.35991477966309">
                <text:p>-4.359914779663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52515983581543">
                <text:p>8.525159835815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83411002159119">
                <text:p>-1.834110021591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23120069503784">
                <text:p>4.231200695037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64050054550171">
                <text:p>0.9640500545501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20073676109314">
                <text:p>-3.20073676109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8446569442749">
                <text:p>-1.84465694427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18767547607422">
                <text:p>-3.187675476074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.66712045669556">
                <text:p>-5.66712045669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14586913585663">
                <text:p>-1.14586913585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36881685256958">
                <text:p>4.368816852569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85275745391846">
                <text:p>6.852757453918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64117097854614">
                <text:p>0.1641170978546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4481291770935">
                <text:p>1.044812917709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97903394699097">
                <text:p>-2.979033946990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792121767997742">
                <text:p>-0.7921217679977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36566734313965">
                <text:p>-2.36566734313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687cm" svg:y="4.203cm" style:legend-expansion="high" chart:style-name="ch2"/>
        <chart:plot-area chart:style-name="ch3" table:cell-range-address="Sheet1.B1:Sheet1.B77" chart:data-source-has-labels="row" svg:x="0.319cm" svg:y="0.18cm" svg:width="14.049cm" svg:height="8.645cm">
          <chartooo:coordinate-region svg:x="0.94cm" svg:y="0.379cm" svg:width="13.19cm" svg:height="7.6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77" loext:label-string="acc" chart:class="chart:bar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608cm" svg:y="4.203cm" style:legend-expansion="high" chart:style-name="ch2"/>
        <chart:plot-area chart:style-name="ch3" table:cell-range-address="Sheet1.C1:Sheet1.C78" chart:data-source-has-labels="row" svg:x="0.319cm" svg:y="0.18cm" svg:width="13.97cm" svg:height="8.645cm">
          <chartooo:coordinate-region svg:x="1.046cm" svg:y="0.379cm" svg:width="13.243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78" loext:label-string="loss" chart:class="chart:bar">
            <chart:data-point chart:repeated="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40466690063477">
                <text:p>4.40466690063477</text:p>
                <draw:g>
                  <svg:desc>Sheet1.C1:Sheet1.C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3806843757629">
                <text:p>3.138068437576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02264976501465">
                <text:p>5.02264976501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9537696838379">
                <text:p>5.59537696838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3256797790527">
                <text:p>3.03256797790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0216617584229">
                <text:p>10.02166175842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1429266929626">
                <text:p>3.81429266929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1083927154541">
                <text:p>5.710839271545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52248764038086">
                <text:p>9.522487640380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14642524719238">
                <text:p>7.14642524719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15787124633789">
                <text:p>5.15787124633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1082592010498">
                <text:p>4.71082592010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8764777183533">
                <text:p>2.48764777183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83974695205688">
                <text:p>3.83974695205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11566352844238">
                <text:p>8.11566352844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2828469276428">
                <text:p>3.628284692764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9497549533844">
                <text:p>2.9497549533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9243688583374">
                <text:p>7.9243688583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6263256072998">
                <text:p>9.56263256072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08977794647217">
                <text:p>9.089777946472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2100582122803">
                <text:p>6.821005821228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19520425796509">
                <text:p>7.195204257965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30649709701538">
                <text:p>4.306497097015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7623205184937">
                <text:p>1.97623205184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6569225788116">
                <text:p>1.365692257881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5260524749756">
                <text:p>8.452605247497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04174470901489">
                <text:p>5.04174470901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2301898002625">
                <text:p>3.12301898002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51898002624512">
                <text:p>5.518980026245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96350860595703">
                <text:p>5.963508605957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8313369750977">
                <text:p>3.083133697509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38062572479248">
                <text:p>4.380625724792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73388385772705">
                <text:p>8.733883857727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59643268585205">
                <text:p>4.596432685852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514314889907837">
                <text:p>-0.5143148899078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4645538330078">
                <text:p>7.046455383300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01945638656616">
                <text:p>0.6019456386566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15239334106445">
                <text:p>-3.152393341064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.0678858757019">
                <text:p>-4.06788587570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93621063232422">
                <text:p>-0.2936210632324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90493559837341">
                <text:p>3.904935598373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670381784439087">
                <text:p>-0.06703817844390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90275883674622">
                <text:p>-2.902758836746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3032417297363">
                <text:p>1.330324172973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3613183498383">
                <text:p>1.936131834983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8230199813843">
                <text:p>3.682301998138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01873970031738">
                <text:p>-3.018739700317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769787907600403">
                <text:p>-0.76978790760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95277976989746">
                <text:p>2.952779769897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.1067533493042">
                <text:p>-6.10675334930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09357357025146">
                <text:p>-0.1093573570251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268258690834045">
                <text:p>-0.2682586908340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07998251914978">
                <text:p>-2.079982519149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86919975280762">
                <text:p>-3.869199752807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.2931342124939">
                <text:p>-3.29313421249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79744625091553">
                <text:p>-0.2797446250915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2871116399765">
                <text:p>-1.2871116399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.99323558807373">
                <text:p>-7.993235588073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46156167984009">
                <text:p>-2.461561679840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44005656242371">
                <text:p>-1.440056562423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28933608531952">
                <text:p>-1.289336085319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789527416229248">
                <text:p>-0.7895274162292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.06566905975342">
                <text:p>-4.065669059753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65679430961609">
                <text:p>0.5656794309616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7.12860774993897">
                <text:p>-7.128607749938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20515012741089">
                <text:p>-3.205150127410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0253772735596">
                <text:p>1.002537727355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87456250190735">
                <text:p>-0.1874562501907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67786288261414">
                <text:p>-3.677862882614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.70031356811523">
                <text:p>-5.700313568115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83062028884888">
                <text:p>-3.830620288848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81295943260193">
                <text:p>-2.812959432601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.09483051300049">
                <text:p>-4.094830513000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62839007377625">
                <text:p>-2.62839007377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81867599487305">
                <text:p>-0.6818675994873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4.00782489776611">
                <text:p>-4.007824897766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885348081588745">
                <text:p>-0.8853480815887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4.687cm" svg:y="4.204cm" style:legend-expansion="high" chart:style-name="ch2"/>
        <chart:plot-area chart:style-name="ch3" table:cell-range-address="Sheet1.D1:Sheet1.D78" chart:data-source-has-labels="row" svg:x="0.319cm" svg:y="0.18cm" svg:width="14.049cm" svg:height="8.646cm">
          <chartooo:coordinate-region svg:x="1.126cm" svg:y="0.379cm" svg:width="13.242cm" svg:height="7.6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78" loext:label-string="acc" chart:class="chart:bar">
            <chart:data-point chart:repeated="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1:Sheet1.D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